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294cm"/>
    </style:style>
    <style:style style:family="table-column" style:name="co2">
      <style:table-column-properties fo:break-before="auto" style:column-width="1.819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1.453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1.706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3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 table:number-columns-repeated="14"/>
        <table:table-column table:style-name="co5" table:default-cell-style-name="ce9"/>
        <table:table-column table:style-name="co4" table:default-cell-style-name="ce9" table:number-columns-repeated="9"/>
        <table:table-column table:style-name="co6" table:default-cell-style-name="ce9"/>
        <table:table-column table:style-name="co4" table:default-cell-style-name="ce9"/>
        <table:table-column table:style-name="co7" table:default-cell-style-name="Default" table:number-columns-repeated="995"/>
        <table:table-row table:style-name="ro1">
          <table:table-cell ns41:value-type="string" table:style-name="TL Title" office:value-type="string">
            <text:p>Tabel 3. Beroepsbevolking naar bedrijfsklasse, leeftijdsklasse en geslacht</text:p>
          </table:table-cell>
          <table:table-cell table:style-name="ce10" table:number-columns-repeated="27"/>
          <table:table-cell table:style-name="ce31"/>
          <table:table-cell table:style-name="ce2" table:number-columns-repeated="995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2" table:style-name="TL RowProperty" table:number-columns-spanned="2" office:value-type="string">
            <text:p>Bedrijfsklasse</text:p>
          </table:table-cell>
          <table:covered-table-cell table:style-name="ce11"/>
          <table:table-cell table:style-name="ce5"/>
          <table:table-cell ns41:value-type="string" table:number-rows-spanned="1" table:style-name="TL ColHeader" table:number-columns-spanned="2" office:value-type="string">
            <text:p>14 en 15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16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17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18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19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20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21 - 24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25 - 39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40 - 49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50 - 64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65 - 69 jaar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70 j. e.o.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Totaal</text:p>
          </table:table-cell>
          <table:covered-table-cell table:style-name="ce30"/>
          <table:table-cell table:style-name="ce2" table:number-columns-repeated="995"/>
        </table:table-row>
        <table:table-row table:style-name="ro1">
          <table:covered-table-cell table:style-name="ce4"/>
          <table:covered-table-cell table:style-name="ce12"/>
          <table:table-cell table:style-name="ce5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2" table:number-columns-repeated="995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3">
          <table:table-cell ns41:value-type="string" table:style-name="TL RowHeader" office:value-type="string">
            <text:p>Aardew., glas, kalk, sten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616" office:value-type="float">
            <text:p>361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3367" office:value-type="float">
            <text:p>1336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377" office:value-type="float">
            <text:p>73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722" office:value-type="float">
            <text:p>572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254" office:value-type="float">
            <text:p>36254</text:p>
          </table:table-cell>
          <table:table-cell ns41:value-type="float" table:style-name="TL Data" office:value="1779" office:value-type="float">
            <text:p>177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Diamant e.a. edelsten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77" office:value-type="float">
            <text:p>177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Grafische nijverh., fotografie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0081" office:value-type="float">
            <text:p>10081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5679" office:value-type="float">
            <text:p>567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596" office:value-type="float">
            <text:p>559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419" office:value-type="float">
            <text:p>29419</text:p>
          </table:table-cell>
          <table:table-cell ns41:value-type="float" table:style-name="TL Data" office:value="3422" office:value-type="float">
            <text:p>3422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ouwnijverheid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3690" office:value-type="float">
            <text:p>369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756" office:value-type="float">
            <text:p>375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267" office:value-type="float">
            <text:p>426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420" office:value-type="float">
            <text:p>442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664" office:value-type="float">
            <text:p>366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6910" office:value-type="float">
            <text:p>16910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89625" office:value-type="float">
            <text:p>89625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52724" office:value-type="float">
            <text:p>52724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56444" office:value-type="float">
            <text:p>5644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6771" office:value-type="float">
            <text:p>246771</text:p>
          </table:table-cell>
          <table:table-cell ns41:value-type="float" table:style-name="TL Data" office:value="4430" office:value-type="float">
            <text:p>4430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3172" office:value-type="float">
            <text:p>3172</text:p>
          </table:table-cell>
          <table:table-cell ns41:value-type="float" table:style-name="TL Data" office:value="2212" office:value-type="float">
            <text:p>2212</text:p>
          </table:table-cell>
          <table:table-cell ns41:value-type="float" table:style-name="TL Data" office:value="13026" office:value-type="float">
            <text:p>13026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6960" office:value-type="float">
            <text:p>6960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5000" office:value-type="float">
            <text:p>5000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528" office:value-type="float">
            <text:p>32528</text:p>
          </table:table-cell>
          <table:table-cell ns41:value-type="float" table:style-name="TL Data" office:value="10053" office:value-type="float">
            <text:p>1005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ewerk.v.hout, kurk, stro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985" office:value-type="float">
            <text:p>198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076" office:value-type="float">
            <text:p>607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1914" office:value-type="float">
            <text:p>21914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0132" office:value-type="float">
            <text:p>1013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236" office:value-type="float">
            <text:p>1023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826" office:value-type="float">
            <text:p>61826</text:p>
          </table:table-cell>
          <table:table-cell ns41:value-type="float" table:style-name="TL Data" office:value="1738" office:value-type="float">
            <text:p>1738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7511" office:value-type="float">
            <text:p>7511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6411" office:value-type="float">
            <text:p>6411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6666" office:value-type="float">
            <text:p>6666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6819" office:value-type="float">
            <text:p>6819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6340" office:value-type="float">
            <text:p>634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906" office:value-type="float">
            <text:p>5906</text:p>
          </table:table-cell>
          <table:table-cell ns41:value-type="float" table:style-name="TL Data" office:value="4593" office:value-type="float">
            <text:p>4593</text:p>
          </table:table-cell>
          <table:table-cell ns41:value-type="float" table:style-name="TL Data" office:value="18748" office:value-type="float">
            <text:p>18748</text:p>
          </table:table-cell>
          <table:table-cell ns41:value-type="float" table:style-name="TL Data" office:value="22129" office:value-type="float">
            <text:p>22129</text:p>
          </table:table-cell>
          <table:table-cell ns41:value-type="float" table:style-name="TL Data" office:value="22213" office:value-type="float">
            <text:p>22213</text:p>
          </table:table-cell>
          <table:table-cell ns41:value-type="float" table:style-name="TL Data" office:value="11621" office:value-type="float">
            <text:p>11621</text:p>
          </table:table-cell>
          <table:table-cell ns41:value-type="float" table:style-name="TL Data" office:value="7947" office:value-type="float">
            <text:p>7947</text:p>
          </table:table-cell>
          <table:table-cell ns41:value-type="float" table:style-name="TL Data" office:value="10462" office:value-type="float">
            <text:p>10462</text:p>
          </table:table-cell>
          <table:table-cell ns41:value-type="float" table:style-name="TL Data" office:value="5968" office:value-type="float">
            <text:p>5968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9601" office:value-type="float">
            <text:p>59601</text:p>
          </table:table-cell>
          <table:table-cell ns41:value-type="float" table:style-name="TL Data" office:value="95444" office:value-type="float">
            <text:p>95444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363" office:value-type="float">
            <text:p>36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Leder, wasdoek, rubber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186" office:value-type="float">
            <text:p>2186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6021" office:value-type="float">
            <text:p>16021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7577" office:value-type="float">
            <text:p>757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808" office:value-type="float">
            <text:p>46808</text:p>
          </table:table-cell>
          <table:table-cell ns41:value-type="float" table:style-name="TL Data" office:value="6075" office:value-type="float">
            <text:p>6075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Mijnbouw, veenderijen, enz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689" office:value-type="float">
            <text:p>568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519" office:value-type="float">
            <text:p>2051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0880" office:value-type="float">
            <text:p>1088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994" office:value-type="float">
            <text:p>699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761" office:value-type="float">
            <text:p>50761</text:p>
          </table:table-cell>
          <table:table-cell ns41:value-type="float" table:style-name="TL Data" office:value="1234" office:value-type="float">
            <text:p>1234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Metaalnijv., scheepsb., enz.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0141" office:value-type="float">
            <text:p>10141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0298" office:value-type="float">
            <text:p>10298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1205" office:value-type="float">
            <text:p>11205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1256" office:value-type="float">
            <text:p>11256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8321" office:value-type="float">
            <text:p>8321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4445" office:value-type="float">
            <text:p>4445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37824" office:value-type="float">
            <text:p>37824</text:p>
          </table:table-cell>
          <table:table-cell ns41:value-type="float" table:style-name="TL Data" office:value="3075" office:value-type="float">
            <text:p>3075</text:p>
          </table:table-cell>
          <table:table-cell ns41:value-type="float" table:style-name="TL Data" office:value="120018" office:value-type="float">
            <text:p>120018</text:p>
          </table:table-cell>
          <table:table-cell ns41:value-type="float" table:style-name="TL Data" office:value="3304" office:value-type="float">
            <text:p>3304</text:p>
          </table:table-cell>
          <table:table-cell ns41:value-type="float" table:style-name="TL Data" office:value="56250" office:value-type="float">
            <text:p>56250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44941" office:value-type="float">
            <text:p>4494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0136" office:value-type="float">
            <text:p>320136</text:p>
          </table:table-cell>
          <table:table-cell ns41:value-type="float" table:style-name="TL Data" office:value="13401" office:value-type="float">
            <text:p>1340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Papienijverheid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053" office:value-type="float">
            <text:p>2053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6664" office:value-type="float">
            <text:p>6664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3883" office:value-type="float">
            <text:p>388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470" office:value-type="float">
            <text:p>34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107" office:value-type="float">
            <text:p>19107</text:p>
          </table:table-cell>
          <table:table-cell ns41:value-type="float" table:style-name="TL Data" office:value="4771" office:value-type="float">
            <text:p>477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Textielnijverheid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2822" office:value-type="float">
            <text:p>2822</text:p>
          </table:table-cell>
          <table:table-cell ns41:value-type="float" table:style-name="TL Data" office:value="3021" office:value-type="float">
            <text:p>3021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6219" office:value-type="float">
            <text:p>6219</text:p>
          </table:table-cell>
          <table:table-cell ns41:value-type="float" table:style-name="TL Data" office:value="4626" office:value-type="float">
            <text:p>4626</text:p>
          </table:table-cell>
          <table:table-cell ns41:value-type="float" table:style-name="TL Data" office:value="23091" office:value-type="float">
            <text:p>23091</text:p>
          </table:table-cell>
          <table:table-cell ns41:value-type="float" table:style-name="TL Data" office:value="4066" office:value-type="float">
            <text:p>4066</text:p>
          </table:table-cell>
          <table:table-cell ns41:value-type="float" table:style-name="TL Data" office:value="12622" office:value-type="float">
            <text:p>1262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0830" office:value-type="float">
            <text:p>1083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448" office:value-type="float">
            <text:p>63448</text:p>
          </table:table-cell>
          <table:table-cell ns41:value-type="float" table:style-name="TL Data" office:value="22533" office:value-type="float">
            <text:p>2253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Gas-, electr.-, waterl.bedr.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89" office:value-type="float">
            <text:p>168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9375" office:value-type="float">
            <text:p>937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586" office:value-type="float">
            <text:p>758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750" office:value-type="float">
            <text:p>875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881" office:value-type="float">
            <text:p>28881</text:p>
          </table:table-cell>
          <table:table-cell ns41:value-type="float" table:style-name="TL Data" office:value="1182" office:value-type="float">
            <text:p>1182</text:p>
          </table:table-cell>
          <table:table-cell table:style-name="ce23"/>
          <table:table-cell table:number-columns-repeated="994"/>
        </table:table-row>
        <table:table-row table:style-name="ro1">
          <table:table-cell ns41:value-type="string" table:style-name="TL RowHeader" office:value-type="string">
            <text:p>Voedings- en genotmiddel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7602" office:value-type="float">
            <text:p>7602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5511" office:value-type="float">
            <text:p>5511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5292" office:value-type="float">
            <text:p>5292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4919" office:value-type="float">
            <text:p>4919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3544" office:value-type="float">
            <text:p>3544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4462" office:value-type="float">
            <text:p>14462</text:p>
          </table:table-cell>
          <table:table-cell ns41:value-type="float" table:style-name="TL Data" office:value="3338" office:value-type="float">
            <text:p>3338</text:p>
          </table:table-cell>
          <table:table-cell ns41:value-type="float" table:style-name="TL Data" office:value="54266" office:value-type="float">
            <text:p>54266</text:p>
          </table:table-cell>
          <table:table-cell ns41:value-type="float" table:style-name="TL Data" office:value="2694" office:value-type="float">
            <text:p>2694</text:p>
          </table:table-cell>
          <table:table-cell ns41:value-type="float" table:style-name="TL Data" office:value="29376" office:value-type="float">
            <text:p>29376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6276" office:value-type="float">
            <text:p>26276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2684" office:value-type="float">
            <text:p>268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6885" office:value-type="float">
            <text:p>156885</text:p>
          </table:table-cell>
          <table:table-cell ns41:value-type="float" table:style-name="TL Data" office:value="17929" office:value-type="float">
            <text:p>1792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Totaal nijverheid</text:p>
          </table:table-cell>
          <table:table-cell ns41:value-type="string" table:style-name="TL RowHeader" office:value-type="string">
            <text:p>01 t/m 17</text:p>
          </table:table-cell>
          <table:table-cell/>
          <table:table-cell ns41:value-type="float" table:style-name="TL Data" office:value="36271" office:value-type="float">
            <text:p>36271</text:p>
          </table:table-cell>
          <table:table-cell ns41:value-type="float" table:style-name="TL Data" office:value="16144" office:value-type="float">
            <text:p>16144</text:p>
          </table:table-cell>
          <table:table-cell ns41:value-type="float" table:style-name="TL Data" office:value="30056" office:value-type="float">
            <text:p>30056</text:p>
          </table:table-cell>
          <table:table-cell ns41:value-type="float" table:style-name="TL Data" office:value="13549" office:value-type="float">
            <text:p>13549</text:p>
          </table:table-cell>
          <table:table-cell ns41:value-type="float" table:style-name="TL Data" office:value="31617" office:value-type="float">
            <text:p>31617</text:p>
          </table:table-cell>
          <table:table-cell ns41:value-type="float" table:style-name="TL Data" office:value="13932" office:value-type="float">
            <text:p>13932</text:p>
          </table:table-cell>
          <table:table-cell ns41:value-type="float" table:style-name="TL Data" office:value="31557" office:value-type="float">
            <text:p>31557</text:p>
          </table:table-cell>
          <table:table-cell ns41:value-type="float" table:style-name="TL Data" office:value="14086" office:value-type="float">
            <text:p>14086</text:p>
          </table:table-cell>
          <table:table-cell ns41:value-type="float" table:style-name="TL Data" office:value="24466" office:value-type="float">
            <text:p>24466</text:p>
          </table:table-cell>
          <table:table-cell ns41:value-type="float" table:style-name="TL Data" office:value="12871" office:value-type="float">
            <text:p>12871</text:p>
          </table:table-cell>
          <table:table-cell ns41:value-type="float" table:style-name="TL Data" office:value="13954" office:value-type="float">
            <text:p>13954</text:p>
          </table:table-cell>
          <table:table-cell ns41:value-type="float" table:style-name="TL Data" office:value="12042" office:value-type="float">
            <text:p>12042</text:p>
          </table:table-cell>
          <table:table-cell ns41:value-type="float" table:style-name="TL Data" office:value="110052" office:value-type="float">
            <text:p>110052</text:p>
          </table:table-cell>
          <table:table-cell ns41:value-type="float" table:style-name="TL Data" office:value="36945" office:value-type="float">
            <text:p>36945</text:p>
          </table:table-cell>
          <table:table-cell ns41:value-type="float" table:style-name="TL Data" office:value="421262" office:value-type="float">
            <text:p>421262</text:p>
          </table:table-cell>
          <table:table-cell ns41:value-type="float" table:style-name="TL Data" office:value="40312" office:value-type="float">
            <text:p>40312</text:p>
          </table:table-cell>
          <table:table-cell ns41:value-type="float" table:style-name="TL Data" office:value="223286" office:value-type="float">
            <text:p>223286</text:p>
          </table:table-cell>
          <table:table-cell ns41:value-type="float" table:style-name="TL Data" office:value="13820" office:value-type="float">
            <text:p>13820</text:p>
          </table:table-cell>
          <table:table-cell ns41:value-type="float" table:style-name="TL Data" office:value="203057" office:value-type="float">
            <text:p>203057</text:p>
          </table:table-cell>
          <table:table-cell ns41:value-type="float" table:style-name="TL Data" office:value="9474" office:value-type="float">
            <text:p>9474</text:p>
          </table:table-cell>
          <table:table-cell ns41:value-type="float" table:style-name="TL Data" office:value="21291" office:value-type="float">
            <text:p>21291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9554" office:value-type="float">
            <text:p>9554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156423" office:value-type="float">
            <text:p>1156423</text:p>
          </table:table-cell>
          <table:table-cell ns41:value-type="float" table:style-name="TL Data" office:value="184531" office:value-type="float">
            <text:p>18453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25255" office:value-type="float">
            <text:p>25255</text:p>
          </table:table-cell>
          <table:table-cell ns41:value-type="float" table:style-name="TL Data" office:value="9388" office:value-type="float">
            <text:p>9388</text:p>
          </table:table-cell>
          <table:table-cell ns41:value-type="float" table:style-name="TL Data" office:value="14419" office:value-type="float">
            <text:p>14419</text:p>
          </table:table-cell>
          <table:table-cell ns41:value-type="float" table:style-name="TL Data" office:value="5454" office:value-type="float">
            <text:p>5454</text:p>
          </table:table-cell>
          <table:table-cell ns41:value-type="float" table:style-name="TL Data" office:value="14580" office:value-type="float">
            <text:p>14580</text:p>
          </table:table-cell>
          <table:table-cell ns41:value-type="float" table:style-name="TL Data" office:value="5555" office:value-type="float">
            <text:p>5555</text:p>
          </table:table-cell>
          <table:table-cell ns41:value-type="float" table:style-name="TL Data" office:value="14884" office:value-type="float">
            <text:p>14884</text:p>
          </table:table-cell>
          <table:table-cell ns41:value-type="float" table:style-name="TL Data" office:value="5448" office:value-type="float">
            <text:p>5448</text:p>
          </table:table-cell>
          <table:table-cell ns41:value-type="float" table:style-name="TL Data" office:value="12980" office:value-type="float">
            <text:p>12980</text:p>
          </table:table-cell>
          <table:table-cell ns41:value-type="float" table:style-name="TL Data" office:value="5387" office:value-type="float">
            <text:p>5387</text:p>
          </table:table-cell>
          <table:table-cell ns41:value-type="float" table:style-name="TL Data" office:value="8508" office:value-type="float">
            <text:p>8508</text:p>
          </table:table-cell>
          <table:table-cell ns41:value-type="float" table:style-name="TL Data" office:value="5140" office:value-type="float">
            <text:p>5140</text:p>
          </table:table-cell>
          <table:table-cell ns41:value-type="float" table:style-name="TL Data" office:value="44896" office:value-type="float">
            <text:p>44896</text:p>
          </table:table-cell>
          <table:table-cell ns41:value-type="float" table:style-name="TL Data" office:value="18240" office:value-type="float">
            <text:p>18240</text:p>
          </table:table-cell>
          <table:table-cell ns41:value-type="float" table:style-name="TL Data" office:value="159950" office:value-type="float">
            <text:p>159950</text:p>
          </table:table-cell>
          <table:table-cell ns41:value-type="float" table:style-name="TL Data" office:value="45488" office:value-type="float">
            <text:p>45488</text:p>
          </table:table-cell>
          <table:table-cell ns41:value-type="float" table:style-name="TL Data" office:value="100998" office:value-type="float">
            <text:p>100998</text:p>
          </table:table-cell>
          <table:table-cell ns41:value-type="float" table:style-name="TL Data" office:value="29108" office:value-type="float">
            <text:p>29108</text:p>
          </table:table-cell>
          <table:table-cell ns41:value-type="float" table:style-name="TL Data" office:value="118410" office:value-type="float">
            <text:p>118410</text:p>
          </table:table-cell>
          <table:table-cell ns41:value-type="float" table:style-name="TL Data" office:value="30112" office:value-type="float">
            <text:p>30112</text:p>
          </table:table-cell>
          <table:table-cell ns41:value-type="float" table:style-name="TL Data" office:value="26775" office:value-type="float">
            <text:p>26775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23384" office:value-type="float">
            <text:p>23384</text:p>
          </table:table-cell>
          <table:table-cell ns41:value-type="float" table:style-name="TL Data" office:value="4110" office:value-type="float">
            <text:p>4110</text:p>
          </table:table-cell>
          <table:table-cell ns41:value-type="float" table:style-name="TL Data" office:value="565039" office:value-type="float">
            <text:p>565039</text:p>
          </table:table-cell>
          <table:table-cell ns41:value-type="float" table:style-name="TL Data" office:value="168596" office:value-type="float">
            <text:p>168596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Visserij en jacht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67" office:value-type="float">
            <text:p>336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412" office:value-type="float">
            <text:p>24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09" office:value-type="float">
            <text:p>260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66" office:value-type="float">
            <text:p>11466</text:p>
          </table:table-cell>
          <table:table-cell ns41:value-type="float" table:style-name="TL Data" office:value="356" office:value-type="float">
            <text:p>356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4617" office:value-type="float">
            <text:p>4617</text:p>
          </table:table-cell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4881" office:value-type="float">
            <text:p>4881</text:p>
          </table:table-cell>
          <table:table-cell ns41:value-type="float" table:style-name="TL Data" office:value="2483" office:value-type="float">
            <text:p>2483</text:p>
          </table:table-cell>
          <table:table-cell ns41:value-type="float" table:style-name="TL Data" office:value="5227" office:value-type="float">
            <text:p>5227</text:p>
          </table:table-cell>
          <table:table-cell ns41:value-type="float" table:style-name="TL Data" office:value="2566" office:value-type="float">
            <text:p>2566</text:p>
          </table:table-cell>
          <table:table-cell ns41:value-type="float" table:style-name="TL Data" office:value="5382" office:value-type="float">
            <text:p>5382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5111" office:value-type="float">
            <text:p>5111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4815" office:value-type="float">
            <text:p>4815</text:p>
          </table:table-cell>
          <table:table-cell ns41:value-type="float" table:style-name="TL Data" office:value="8264" office:value-type="float">
            <text:p>8264</text:p>
          </table:table-cell>
          <table:table-cell ns41:value-type="float" table:style-name="TL Data" office:value="15876" office:value-type="float">
            <text:p>15876</text:p>
          </table:table-cell>
          <table:table-cell ns41:value-type="float" table:style-name="TL Data" office:value="41796" office:value-type="float">
            <text:p>41796</text:p>
          </table:table-cell>
          <table:table-cell ns41:value-type="float" table:style-name="TL Data" office:value="37661" office:value-type="float">
            <text:p>37661</text:p>
          </table:table-cell>
          <table:table-cell ns41:value-type="float" table:style-name="TL Data" office:value="26474" office:value-type="float">
            <text:p>26474</text:p>
          </table:table-cell>
          <table:table-cell ns41:value-type="float" table:style-name="TL Data" office:value="23741" office:value-type="float">
            <text:p>23741</text:p>
          </table:table-cell>
          <table:table-cell ns41:value-type="float" table:style-name="TL Data" office:value="24420" office:value-type="float">
            <text:p>24420</text:p>
          </table:table-cell>
          <table:table-cell ns41:value-type="float" table:style-name="TL Data" office:value="19064" office:value-type="float">
            <text:p>19064</text:p>
          </table:table-cell>
          <table:table-cell ns41:value-type="float" table:style-name="TL Data" office:value="3779" office:value-type="float">
            <text:p>3779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120816" office:value-type="float">
            <text:p>120816</text:p>
          </table:table-cell>
          <table:table-cell ns41:value-type="float" table:style-name="TL Data" office:value="129858" office:value-type="float">
            <text:p>129858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Overige handel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3298" office:value-type="float">
            <text:p>3298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2924" office:value-type="float">
            <text:p>2924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3417" office:value-type="float">
            <text:p>3417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3912" office:value-type="float">
            <text:p>3912</text:p>
          </table:table-cell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3212" office:value-type="float">
            <text:p>3212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16106" office:value-type="float">
            <text:p>16106</text:p>
          </table:table-cell>
          <table:table-cell ns41:value-type="float" table:style-name="TL Data" office:value="4866" office:value-type="float">
            <text:p>4866</text:p>
          </table:table-cell>
          <table:table-cell ns41:value-type="float" table:style-name="TL Data" office:value="78963" office:value-type="float">
            <text:p>78963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46544" office:value-type="float">
            <text:p>46544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43843" office:value-type="float">
            <text:p>43843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6348" office:value-type="float">
            <text:p>634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519" office:value-type="float">
            <text:p>351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4219" office:value-type="float">
            <text:p>214219</text:p>
          </table:table-cell>
          <table:table-cell ns41:value-type="float" table:style-name="TL Data" office:value="26379" office:value-type="float">
            <text:p>2637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Verkeer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154" office:value-type="float">
            <text:p>3154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4220" office:value-type="float">
            <text:p>4220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4847" office:value-type="float">
            <text:p>4847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3983" office:value-type="float">
            <text:p>3983</text:p>
          </table:table-cell>
          <table:table-cell ns41:value-type="float" table:style-name="TL Data" office:value="2394" office:value-type="float">
            <text:p>2394</text:p>
          </table:table-cell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21806" office:value-type="float">
            <text:p>21806</text:p>
          </table:table-cell>
          <table:table-cell ns41:value-type="float" table:style-name="TL Data" office:value="8390" office:value-type="float">
            <text:p>8390</text:p>
          </table:table-cell>
          <table:table-cell ns41:value-type="float" table:style-name="TL Data" office:value="91713" office:value-type="float">
            <text:p>91713</text:p>
          </table:table-cell>
          <table:table-cell ns41:value-type="float" table:style-name="TL Data" office:value="14264" office:value-type="float">
            <text:p>14264</text:p>
          </table:table-cell>
          <table:table-cell ns41:value-type="float" table:style-name="TL Data" office:value="59393" office:value-type="float">
            <text:p>59393</text:p>
          </table:table-cell>
          <table:table-cell ns41:value-type="float" table:style-name="TL Data" office:value="9142" office:value-type="float">
            <text:p>9142</text:p>
          </table:table-cell>
          <table:table-cell ns41:value-type="float" table:style-name="TL Data" office:value="60992" office:value-type="float">
            <text:p>60992</text:p>
          </table:table-cell>
          <table:table-cell ns41:value-type="float" table:style-name="TL Data" office:value="9921" office:value-type="float">
            <text:p>9921</text:p>
          </table:table-cell>
          <table:table-cell ns41:value-type="float" table:style-name="TL Data" office:value="4126" office:value-type="float">
            <text:p>4126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261733" office:value-type="float">
            <text:p>261733</text:p>
          </table:table-cell>
          <table:table-cell ns41:value-type="float" table:style-name="TL Data" office:value="55718" office:value-type="float">
            <text:p>55718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Crediet- en bankwez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6529" office:value-type="float">
            <text:p>6529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5808" office:value-type="float">
            <text:p>5808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5745" office:value-type="float">
            <text:p>574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683" office:value-type="float">
            <text:p>22683</text:p>
          </table:table-cell>
          <table:table-cell ns41:value-type="float" table:style-name="TL Data" office:value="7441" office:value-type="float">
            <text:p>744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Verzekeringswez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11410" office:value-type="float">
            <text:p>11410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5868" office:value-type="float">
            <text:p>5868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5242" office:value-type="float">
            <text:p>5242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110" office:value-type="float">
            <text:p>28110</text:p>
          </table:table-cell>
          <table:table-cell ns41:value-type="float" table:style-name="TL Data" office:value="9013" office:value-type="float">
            <text:p>901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Overheidsdienst, vrije ber.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3369" office:value-type="float">
            <text:p>3369</text:p>
          </table:table-cell>
          <table:table-cell ns41:value-type="float" table:style-name="TL Data" office:value="3168" office:value-type="float">
            <text:p>3168</text:p>
          </table:table-cell>
          <table:table-cell ns41:value-type="float" table:style-name="TL Data" office:value="4719" office:value-type="float">
            <text:p>4719</text:p>
          </table:table-cell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5595" office:value-type="float">
            <text:p>5595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6052" office:value-type="float">
            <text:p>6052</text:p>
          </table:table-cell>
          <table:table-cell ns41:value-type="float" table:style-name="TL Data" office:value="22952" office:value-type="float">
            <text:p>22952</text:p>
          </table:table-cell>
          <table:table-cell ns41:value-type="float" table:style-name="TL Data" office:value="24434" office:value-type="float">
            <text:p>24434</text:p>
          </table:table-cell>
          <table:table-cell ns41:value-type="float" table:style-name="TL Data" office:value="104847" office:value-type="float">
            <text:p>104847</text:p>
          </table:table-cell>
          <table:table-cell ns41:value-type="float" table:style-name="TL Data" office:value="42425" office:value-type="float">
            <text:p>42425</text:p>
          </table:table-cell>
          <table:table-cell ns41:value-type="float" table:style-name="TL Data" office:value="50739" office:value-type="float">
            <text:p>50739</text:p>
          </table:table-cell>
          <table:table-cell ns41:value-type="float" table:style-name="TL Data" office:value="16148" office:value-type="float">
            <text:p>16148</text:p>
          </table:table-cell>
          <table:table-cell ns41:value-type="float" table:style-name="TL Data" office:value="46987" office:value-type="float">
            <text:p>46987</text:p>
          </table:table-cell>
          <table:table-cell ns41:value-type="float" table:style-name="TL Data" office:value="11576" office:value-type="float">
            <text:p>11576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43645" office:value-type="float">
            <text:p>243645</text:p>
          </table:table-cell>
          <table:table-cell ns41:value-type="float" table:style-name="TL Data" office:value="119531" office:value-type="float">
            <text:p>11953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Onderwijs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2345" office:value-type="float">
            <text:p>2345</text:p>
          </table:table-cell>
          <table:table-cell ns41:value-type="float" table:style-name="TL Data" office:value="5176" office:value-type="float">
            <text:p>5176</text:p>
          </table:table-cell>
          <table:table-cell ns41:value-type="float" table:style-name="TL Data" office:value="19258" office:value-type="float">
            <text:p>19258</text:p>
          </table:table-cell>
          <table:table-cell ns41:value-type="float" table:style-name="TL Data" office:value="17000" office:value-type="float">
            <text:p>17000</text:p>
          </table:table-cell>
          <table:table-cell ns41:value-type="float" table:style-name="TL Data" office:value="11202" office:value-type="float">
            <text:p>11202</text:p>
          </table:table-cell>
          <table:table-cell ns41:value-type="float" table:style-name="TL Data" office:value="9613" office:value-type="float">
            <text:p>9613</text:p>
          </table:table-cell>
          <table:table-cell ns41:value-type="float" table:style-name="TL Data" office:value="10578" office:value-type="float">
            <text:p>10578</text:p>
          </table:table-cell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4996" office:value-type="float">
            <text:p>44996</text:p>
          </table:table-cell>
          <table:table-cell ns41:value-type="float" table:style-name="TL Data" office:value="43776" office:value-type="float">
            <text:p>43776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Eredienst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612" office:value-type="float">
            <text:p>461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495" office:value-type="float">
            <text:p>11495</text:p>
          </table:table-cell>
          <table:table-cell ns41:value-type="float" table:style-name="TL Data" office:value="1379" office:value-type="float">
            <text:p>137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Huiselijke diensten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077" office:value-type="float">
            <text:p>130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390" office:value-type="float">
            <text:p>1139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913" office:value-type="float">
            <text:p>119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317" office:value-type="float">
            <text:p>123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793" office:value-type="float">
            <text:p>1179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380" office:value-type="float">
            <text:p>1138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5159" office:value-type="float">
            <text:p>35159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38016" office:value-type="float">
            <text:p>38016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5446" office:value-type="float">
            <text:p>15446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4583" office:value-type="float">
            <text:p>1458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178143" office:value-type="float">
            <text:p>17814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eroep onbekend</text:p>
          </table:table-cell>
          <table:table-cell ns41:value-type="string" table:style-name="TL RowHeader" office:value-type="string">
            <text:p>85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68" office:value-type="float">
            <text:p>168</text:p>
          </table:table-cell>
          <table:table-cell table:style-name="ce23"/>
          <table:table-cell table:number-columns-repeated="994"/>
        </table:table-row>
        <table:table-row table:style-name="ro1">
          <table:table-cell ns41:value-type="string" table:style-name="TL RowHeader" office:value-type="string">
            <text:p>Tijdelijk niet-werkenden</text:p>
          </table:table-cell>
          <table:table-cell ns41:value-type="string" table:style-name="TL RowHeader" office:value-type="string">
            <text:p>80-84</text:p>
          </table:table-cell>
          <table:table-cell/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4857" office:value-type="float">
            <text:p>4857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8167" office:value-type="float">
            <text:p>18167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40275" office:value-type="float">
            <text:p>4027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64948" office:value-type="float">
            <text:p>64948</text:p>
          </table:table-cell>
          <table:table-cell ns41:value-type="float" table:style-name="TL Data" office:value="3790" office:value-type="float">
            <text:p>3790</text:p>
          </table:table-cell>
          <table:table-cell ns41:value-type="float" table:style-name="TL Data" office:value="65066" office:value-type="float">
            <text:p>65066</text:p>
          </table:table-cell>
          <table:table-cell ns41:value-type="float" table:style-name="TL Data" office:value="5246" office:value-type="float">
            <text:p>5246</text:p>
          </table:table-cell>
          <table:table-cell ns41:value-type="float" table:style-name="TL Data" office:value="18786" office:value-type="float">
            <text:p>18786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15580" office:value-type="float">
            <text:p>15580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5364" office:value-type="float">
            <text:p>235364</text:p>
          </table:table-cell>
          <table:table-cell ns41:value-type="float" table:style-name="TL Data" office:value="18714" office:value-type="float">
            <text:p>18714</text:p>
          </table:table-cell>
          <table:table-cell table:style-name="ce23"/>
          <table:table-cell table:number-columns-repeated="994"/>
        </table:table-row>
        <table:table-row table:style-name="ro2">
          <table:table-cell ns41:value-type="string" table:style-name="TL RowHeader" office:value-type="string">
            <text:p><text:s text:c="44"/>Totaal</text:p>
          </table:table-cell>
          <table:table-cell table:style-name="TL RowHeader"/>
          <table:table-cell/>
          <table:table-cell ns41:value-type="float" table:style-name="TL Data" office:value="74469" office:value-type="float">
            <text:p>74469</text:p>
          </table:table-cell>
          <table:table-cell ns41:value-type="float" table:style-name="TL Data" office:value="48933" office:value-type="float">
            <text:p>48933</text:p>
          </table:table-cell>
          <table:table-cell ns41:value-type="float" table:style-name="TL Data" office:value="56424" office:value-type="float">
            <text:p>56424</text:p>
          </table:table-cell>
          <table:table-cell ns41:value-type="float" table:style-name="TL Data" office:value="42286" office:value-type="float">
            <text:p>42286</text:p>
          </table:table-cell>
          <table:table-cell ns41:value-type="float" table:style-name="TL Data" office:value="62012" office:value-type="float">
            <text:p>62012</text:p>
          </table:table-cell>
          <table:table-cell ns41:value-type="float" table:style-name="TL Data" office:value="46512" office:value-type="float">
            <text:p>46512</text:p>
          </table:table-cell>
          <table:table-cell ns41:value-type="float" table:style-name="TL Data" office:value="67456" office:value-type="float">
            <text:p>67456</text:p>
          </table:table-cell>
          <table:table-cell ns41:value-type="float" table:style-name="TL Data" office:value="49106" office:value-type="float">
            <text:p>49106</text:p>
          </table:table-cell>
          <table:table-cell ns41:value-type="float" table:style-name="TL Data" office:value="69220" office:value-type="float">
            <text:p>69220</text:p>
          </table:table-cell>
          <table:table-cell ns41:value-type="float" table:style-name="TL Data" office:value="48045" office:value-type="float">
            <text:p>48045</text:p>
          </table:table-cell>
          <table:table-cell ns41:value-type="float" table:style-name="TL Data" office:value="72008" office:value-type="float">
            <text:p>72008</text:p>
          </table:table-cell>
          <table:table-cell ns41:value-type="float" table:style-name="TL Data" office:value="46881" office:value-type="float">
            <text:p>46881</text:p>
          </table:table-cell>
          <table:table-cell ns41:value-type="float" table:style-name="TL Data" office:value="296985" office:value-type="float">
            <text:p>296985</text:p>
          </table:table-cell>
          <table:table-cell ns41:value-type="float" table:style-name="TL Data" office:value="156454" office:value-type="float">
            <text:p>156454</text:p>
          </table:table-cell>
          <table:table-cell ns41:value-type="float" table:style-name="TL Data" office:value="1010879" office:value-type="float">
            <text:p>1010879</text:p>
          </table:table-cell>
          <table:table-cell ns41:value-type="float" table:style-name="TL Data" office:value="251308" office:value-type="float">
            <text:p>251308</text:p>
          </table:table-cell>
          <table:table-cell ns41:value-type="float" table:style-name="TL Data" office:value="555682" office:value-type="float">
            <text:p>555682</text:p>
          </table:table-cell>
          <table:table-cell ns41:value-type="float" table:style-name="TL Data" office:value="123953" office:value-type="float">
            <text:p>123953</text:p>
          </table:table-cell>
          <table:table-cell ns41:value-type="float" table:style-name="TL Data" office:value="542032" office:value-type="float">
            <text:p>542032</text:p>
          </table:table-cell>
          <table:table-cell ns41:value-type="float" table:style-name="TL Data" office:value="107477" office:value-type="float">
            <text:p>107477</text:p>
          </table:table-cell>
          <table:table-cell ns41:value-type="float" table:style-name="TL Data" office:value="70428" office:value-type="float">
            <text:p>70428</text:p>
          </table:table-cell>
          <table:table-cell ns41:value-type="float" table:style-name="TL Data" office:value="13265" office:value-type="float">
            <text:p>13265</text:p>
          </table:table-cell>
          <table:table-cell ns41:value-type="float" table:style-name="TL Data" office:value="45247" office:value-type="float">
            <text:p>45247</text:p>
          </table:table-cell>
          <table:table-cell ns41:value-type="float" table:style-name="TL Data" office:value="9383" office:value-type="float">
            <text:p>9383</text:p>
          </table:table-cell>
          <table:table-cell ns41:value-type="float" table:style-name="TL Data" office:value="2922842" office:value-type="float">
            <text:p>2922842</text:p>
          </table:table-cell>
          <table:table-cell ns41:value-type="float" table:style-name="TL Data" office:value="943603" office:value-type="float">
            <text:p>943603</text:p>
          </table:table-cell>
          <table:table-cell table:style-name="ce23"/>
          <table:table-cell table:number-columns-repeated="994"/>
        </table:table-row>
        <table:table-row table:style-name="ro3">
          <table:table-cell table:number-columns-repeated="3"/>
          <table:table-cell table:style-name="ce22" table:number-columns-repeated="26"/>
          <table:table-cell table:style-name="ce23"/>
          <table:table-cell table:number-columns-repeated="994"/>
        </table:table-row>
        <table:table-row table:style-name="ro3" table:number-rows-repeated="34">
          <table:table-cell table:number-columns-repeated="1024"/>
        </table:table-row>
        <table:table-row table:style-name="ro3" table:number-rows-repeated="27">
          <table:table-cell table:number-columns-repeated="3"/>
          <table:table-cell table:style-name="ce23" table:number-columns-repeated="27"/>
          <table:table-cell table:number-columns-repeated="994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2:19:44.741000000</meta:creation-date>
    <dc:creator>Helpdesk</dc:creator>
    <dc:date>2004-12-16T15:02:05</dc:date>
    <meta:document-statistic meta:object-count="0" meta:cell-count="880" meta:table-count="1"/>
    <meta:generator>ODFPY/1.3.0dev</meta:generator>
  </office:meta>
</office:document-meta>
</file>